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3" style:family="table">
      <style:table-properties style:width="16.801cm" fo:break-before="page" table:align="margins" style:writing-mode="lr-tb"/>
    </style:style>
    <style:style style:name="Tabela3.A" style:family="table-column">
      <style:table-column-properties style:column-width="8.4cm" style:rel-column-width="32767*"/>
    </style:style>
    <style:style style:name="Tabela3.B" style:family="table-column">
      <style:table-column-properties style:column-width="8.401cm" style:rel-column-width="32768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6.801cm" table:align="margins" style:writing-mode="lr-tb"/>
    </style:style>
    <style:style style:name="Tabela4.A" style:family="table-column">
      <style:table-column-properties style:column-width="4.994cm" style:rel-column-width="2831*"/>
    </style:style>
    <style:style style:name="Tabela4.B" style:family="table-column">
      <style:table-column-properties style:column-width="11.807cm" style:rel-column-width="6694*"/>
    </style:style>
    <style:style style:name="Tabela4.A1" style:family="table-cell">
      <style:table-cell-properties fo:padding="0.097cm" fo:border="none"/>
    </style:style>
    <style:style style:name="Tabela6" style:family="table">
      <style:table-properties style:width="16.801cm" table:align="margins" style:writing-mode="lr-tb"/>
    </style:style>
    <style:style style:name="Tabela6.A" style:family="table-column">
      <style:table-column-properties style:column-width="4.994cm" style:rel-column-width="2831*"/>
    </style:style>
    <style:style style:name="Tabela6.B" style:family="table-column">
      <style:table-column-properties style:column-width="11.807cm" style:rel-column-width="6694*"/>
    </style:style>
    <style:style style:name="Tabela6.A1" style:family="table-cell">
      <style:table-cell-properties fo:padding="0.097cm" fo:border="none"/>
    </style:style>
    <style:style style:name="P1" style:family="paragraph" style:parent-style-name="No_20_Spacing">
      <style:paragraph-properties fo:margin-top="0cm" fo:margin-bottom="0cm" loext:contextual-spacing="false" fo:line-height="100%"/>
    </style:style>
    <style:style style:name="P2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4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5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font-size="10pt" officeooo:rsid="002bc9d9" officeooo:paragraph-rsid="002bc9d9" style:font-size-asian="10pt" style:font-size-complex="10pt"/>
    </style:style>
    <style:style style:name="P10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2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19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21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9pt" fo:font-style="italic" fo:font-weight="bold" officeooo:rsid="00266184" officeooo:paragraph-rsid="00266184" style:font-size-asian="9pt" style:font-style-asian="italic" style:font-weight-asian="bold" style:font-size-complex="9pt" style:font-weight-complex="bold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3359bd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5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26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27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28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942bc2" officeooo:paragraph-rsid="009dcbe7" style:font-name-asian="Noto Sans CJK KR Regular" style:font-size-asian="9pt" style:font-weight-asian="bold" style:font-name-complex="Noto Sans CJK KR Regular" style:font-size-complex="9pt" style:font-weight-complex="bold"/>
    </style:style>
    <style:style style:name="P29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0" style:family="paragraph" style:parent-style-name="No_20_Spacing">
      <style:text-properties fo:font-size="9pt" style:font-size-asian="9pt" style:font-size-complex="9pt"/>
    </style:style>
    <style:style style:name="P31" style:family="paragraph" style:parent-style-name="No_20_Spacing">
      <style:text-properties fo:font-size="9pt" officeooo:rsid="00634f7a" officeooo:paragraph-rsid="00634f7a" style:font-size-asian="9pt" style:font-size-complex="9pt"/>
    </style:style>
    <style:style style:name="P32" style:family="paragraph" style:parent-style-name="No_20_Spacing">
      <style:text-properties fo:font-size="9pt" officeooo:paragraph-rsid="004a5779" style:font-size-asian="9pt" style:font-size-complex="9pt"/>
    </style:style>
    <style:style style:name="P33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34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35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afdef8"/>
    </style:style>
    <style:style style:name="P36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b05dbb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officeooo:paragraph-rsid="00afdef8"/>
    </style:style>
    <style:style style:name="P3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39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0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1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a74795" officeooo:paragraph-rsid="00a7a4ac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90248e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e73e9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5c21e5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paragraph-rsid="0080ae27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aed5" officeooo:paragraph-rsid="003faed5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f04d5" officeooo:paragraph-rsid="003f04d5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3a23b0" officeooo:paragraph-rsid="003a23b0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9pt" fo:font-style="normal" fo:font-weight="normal" officeooo:rsid="00266184" officeooo:paragraph-rsid="00266184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No_20_Spacing">
      <style:paragraph-properties fo:margin-top="0cm" fo:margin-bottom="0cm" loext:contextual-spacing="false" fo:line-height="100%"/>
      <style:text-properties fo:font-size="9pt" fo:font-style="normal" fo:font-weight="normal" officeooo:rsid="003359bd" officeooo:paragraph-rsid="00b53e82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No_20_Spacing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52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fo:font-size="9pt" officeooo:paragraph-rsid="00266184" style:font-size-asian="9pt" style:font-size-complex="9pt"/>
    </style:style>
    <style:style style:name="P53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paragraph-rsid="002bc9d9" style:font-size-asian="9pt" style:font-size-complex="9pt"/>
    </style:style>
    <style:style style:name="P54" style:family="paragraph" style:parent-style-name="No_20_Spacing" style:list-style-name="L4">
      <style:paragraph-properties fo:margin-top="0cm" fo:margin-bottom="0cm" loext:contextual-spacing="false" fo:line-height="100%"/>
      <style:text-properties fo:font-size="9pt" officeooo:rsid="00285e68" officeooo:paragraph-rsid="00285e68" style:font-size-asian="9pt" style:font-size-complex="9pt"/>
    </style:style>
    <style:style style:name="P55" style:family="paragraph" style:parent-style-name="No_20_Spacing">
      <style:paragraph-properties fo:margin-top="0cm" fo:margin-bottom="0cm" loext:contextual-spacing="false" fo:line-height="100%"/>
      <style:text-properties fo:font-size="9pt" fo:font-weight="bold" style:font-size-asian="9pt" style:font-weight-asian="bold" style:font-size-complex="9pt"/>
    </style:style>
    <style:style style:name="P56" style:family="paragraph" style:parent-style-name="No_20_Spacing">
      <style:paragraph-properties fo:margin-top="0cm" fo:margin-bottom="0cm" loext:contextual-spacing="false" fo:line-height="100%" fo:text-align="start" style:justify-single-word="false"/>
      <style:text-properties fo:font-size="9pt" fo:font-weight="bold" style:font-size-asian="9pt" style:font-weight-asian="bold" style:font-size-complex="9pt"/>
    </style:style>
    <style:style style:name="P57" style:family="paragraph" style:parent-style-name="No_20_Spacing">
      <style:paragraph-properties fo:margin-top="0cm" fo:margin-bottom="0cm" loext:contextual-spacing="false" fo:line-height="100%"/>
      <style:text-properties fo:font-size="9pt" fo:font-weight="bold" officeooo:rsid="003359bd" officeooo:paragraph-rsid="00b53e82" style:font-size-asian="9pt" style:font-weight-asian="bold" style:font-size-complex="9pt"/>
    </style:style>
    <style:style style:name="P58" style:family="paragraph" style:parent-style-name="No_20_Spacing">
      <style:paragraph-properties fo:margin-top="0cm" fo:margin-bottom="0cm" loext:contextual-spacing="false" fo:line-height="100%"/>
      <style:text-properties fo:font-size="9pt" fo:font-style="italic" fo:font-weight="bold" officeooo:rsid="003359bd" officeooo:paragraph-rsid="00b53e82" style:font-size-asian="9pt" style:font-style-asian="italic" style:font-weight-asian="bold" style:font-size-complex="9pt" style:font-style-complex="italic"/>
    </style:style>
    <style:style style:name="P59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dcbe7" style:font-size-asian="9pt" style:font-size-complex="9pt"/>
    </style:style>
    <style:style style:name="P60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9f6d57" style:font-size-asian="9pt" style:font-size-complex="9pt"/>
    </style:style>
    <style:style style:name="P61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0d0ae" style:font-size-asian="9pt" style:font-size-complex="9pt"/>
    </style:style>
    <style:style style:name="P62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2ca2b" style:font-size-asian="9pt" style:font-size-complex="9pt"/>
    </style:style>
    <style:style style:name="P63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a3be3d" style:font-size-asian="9pt" style:font-size-complex="9pt"/>
    </style:style>
    <style:style style:name="P64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b28a9d" style:font-size-asian="9pt" style:font-size-complex="9pt"/>
    </style:style>
    <style:style style:name="P65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2bc9d9" officeooo:paragraph-rsid="00b2dab3" style:font-size-asian="9pt" style:font-size-complex="9pt"/>
    </style:style>
    <style:style style:name="P66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a47e4b" officeooo:paragraph-rsid="00a47e4b" style:font-size-asian="9pt" style:font-size-complex="9pt"/>
    </style:style>
    <style:style style:name="P67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830924" officeooo:paragraph-rsid="00a3be3d" style:font-size-asian="9pt" style:font-size-complex="9pt"/>
    </style:style>
    <style:style style:name="P68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officeooo:rsid="00b3fd19" officeooo:paragraph-rsid="00b3fd19" style:font-size-asian="9pt" style:font-size-complex="9pt"/>
    </style:style>
    <style:style style:name="P69" style:family="paragraph" style:parent-style-name="No_20_Spacing">
      <style:paragraph-properties fo:margin-top="0cm" fo:margin-bottom="0cm" loext:contextual-spacing="false" fo:line-height="100%"/>
      <style:text-properties style:font-name="Calibri1" fo:font-size="9pt" style:font-size-asian="9pt" style:font-name-complex="Century Gothic" style:font-size-complex="9pt"/>
    </style:style>
    <style:style style:name="P70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fo:font-weight="bold" officeooo:rsid="00830924" officeooo:paragraph-rsid="009f0af9" style:font-name-asian="Noto Sans CJK KR Regular" style:font-size-asian="9pt" style:font-weight-asian="bold" style:font-name-complex="Noto Sans CJK KR Regular" style:font-size-complex="9pt" style:font-weight-complex="bold"/>
    </style:style>
    <style:style style:name="P71" style:family="paragraph" style:parent-style-name="No_20_Spacing" style:list-style-name="L5">
      <style:paragraph-properties fo:margin-top="0cm" fo:margin-bottom="0cm" loext:contextual-spacing="false" fo:line-height="100%"/>
      <style:text-properties style:font-name="Calibri1" fo:font-size="9pt" fo:font-weight="bold" officeooo:rsid="00830924" officeooo:paragraph-rsid="00a3be3d" style:font-name-asian="Noto Sans CJK KR Regular" style:font-size-asian="9pt" style:font-weight-asian="bold" style:font-name-complex="Noto Sans CJK KR Regular" style:font-size-complex="9pt" style:font-weight-complex="bold"/>
    </style:style>
    <style:style style:name="P72" style:family="paragraph" style:parent-style-name="No_20_Spacing">
      <style:paragraph-properties fo:margin-top="0cm" fo:margin-bottom="0cm" loext:contextual-spacing="false" fo:line-height="100%"/>
      <style:text-properties style:font-name="Calibri1" fo:font-size="9pt" fo:font-weight="bold" officeooo:rsid="00942bc2" officeooo:paragraph-rsid="009dcbe7" style:font-name-asian="Noto Sans CJK KR Regular" style:font-size-asian="9pt" style:font-weight-asian="bold" style:font-name-complex="Noto Sans CJK KR Regular" style:font-size-complex="9pt" style:font-weight-complex="bold"/>
    </style:style>
    <style:style style:name="P73" style:family="paragraph" style:parent-style-name="No_20_Spacing">
      <style:paragraph-properties fo:margin-top="0cm" fo:margin-bottom="0cm" loext:contextual-spacing="false" fo:line-height="100%"/>
      <style:text-properties style:font-name="Calibri1" fo:font-size="9pt" fo:font-weight="bold" officeooo:rsid="00942bc2" officeooo:paragraph-rsid="00a867e0" style:font-name-asian="Noto Sans CJK KR Regular" style:font-size-asian="9pt" style:font-weight-asian="bold" style:font-name-complex="Noto Sans CJK KR Regular" style:font-size-complex="9pt" style:font-weight-complex="bold"/>
    </style:style>
    <style:style style:name="P74" style:family="paragraph" style:parent-style-name="No_20_Spacing" style:list-style-name="L5">
      <style:paragraph-properties fo:margin-top="0cm" fo:margin-bottom="0cm" loext:contextual-spacing="false" fo:line-height="100%" fo:break-before="page"/>
      <style:text-properties style:font-name="Calibri1" fo:font-size="9pt" officeooo:rsid="002bc9d9" officeooo:paragraph-rsid="009dcbe7" style:font-size-asian="9pt" style:font-size-complex="9pt"/>
    </style:style>
    <style:style style:name="P75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942bc2" officeooo:paragraph-rsid="00a867e0" style:font-name-asian="Noto Sans CJK KR Regular" style:font-size-asian="9pt" style:font-weight-asian="bold" style:font-name-complex="Noto Sans CJK KR Regular" style:font-size-complex="9pt" style:font-weight-complex="bold"/>
    </style:style>
    <style:style style:name="P76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942bc2" officeooo:paragraph-rsid="009dcbe7" style:font-name-asian="Noto Sans CJK KR Regular" style:font-size-asian="9pt" style:font-weight-asian="bold" style:font-name-complex="Noto Sans CJK KR Regular" style:font-size-complex="9pt" style:font-weight-complex="bold"/>
    </style:style>
    <style:style style:name="P77" style:family="paragraph" style:parent-style-name="No_20_Spacing">
      <style:paragraph-properties fo:margin-top="0cm" fo:margin-bottom="0cm" loext:contextual-spacing="false" fo:line-height="100%" fo:break-before="page"/>
      <style:text-properties style:font-name="Calibri1" fo:font-size="9pt" fo:font-weight="bold" officeooo:rsid="00830924" officeooo:paragraph-rsid="00a867e0" style:font-name-asian="Noto Sans CJK KR Regular" style:font-size-asian="9pt" style:font-weight-asian="bold" style:font-name-complex="Noto Sans CJK KR Regular" style:font-size-complex="9pt" style:font-weight-complex="bold"/>
    </style:style>
    <style:style style:name="P78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style:font-size-asian="9pt" style:font-size-complex="9pt"/>
    </style:style>
    <style:style style:name="P79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9pt" fo:font-weight="bold" officeooo:rsid="0022f94d" style:font-size-asian="9pt" style:font-weight-asian="bold" style:font-size-complex="9pt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634f7a" style:font-size-asian="10pt" style:font-style-asian="italic"/>
    </style:style>
    <style:style style:name="T3" style:family="text">
      <style:text-properties fo:font-size="10pt" fo:font-style="italic" fo:font-weight="bold" style:font-size-asian="10pt" style:font-style-asian="italic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4f670e" style:font-size-asian="1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1f18e" style:font-style-asian="italic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officeooo:rsid="00266184" style:font-style-asian="italic" style:font-weight-asian="bold" style:font-weight-complex="bold"/>
    </style:style>
    <style:style style:name="T10" style:family="text">
      <style:text-properties fo:font-style="italic" fo:font-weight="bold" officeooo:rsid="00696b1e" style:font-style-asian="italic" style:font-weight-asian="bold" style:font-weight-complex="bold"/>
    </style:style>
    <style:style style:name="T11" style:family="text">
      <style:text-properties fo:font-style="italic" fo:font-weight="bold" officeooo:rsid="007c85b2" style:font-style-asian="italic" style:font-weight-asian="bold" style:font-weight-complex="bold"/>
    </style:style>
    <style:style style:name="T12" style:family="text">
      <style:text-properties fo:font-style="italic" fo:font-weight="bold" officeooo:rsid="002c8b31" style:font-style-asian="italic" style:font-weight-asian="bold" style:font-weight-complex="bold"/>
    </style:style>
    <style:style style:name="T13" style:family="text">
      <style:text-properties fo:font-style="italic" fo:font-weight="bold" officeooo:rsid="002bc9d9" style:font-style-asian="italic" style:font-weight-asian="bold" style:font-weight-complex="bold"/>
    </style:style>
    <style:style style:name="T14" style:family="text">
      <style:text-properties fo:font-style="italic" style:font-style-asian="italic"/>
    </style:style>
    <style:style style:name="T1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/>
    </style:style>
    <style:style style:name="T16" style:family="text">
      <style:text-properties style:font-name="Calibri1" fo:font-size="9pt" fo:font-weight="normal" officeooo:rsid="005cb505" style:font-size-asian="9pt" style:font-weight-asian="normal" style:font-name-complex="Century Gothic" style:font-size-complex="9pt"/>
    </style:style>
    <style:style style:name="T17" style:family="text">
      <style:text-properties style:font-name="Calibri1" fo:font-size="9pt" fo:font-weight="normal" officeooo:rsid="0066f08e" style:font-size-asian="9pt" style:font-weight-asian="normal" style:font-name-complex="Century Gothic" style:font-size-complex="9pt" style:font-weight-complex="bold"/>
    </style:style>
    <style:style style:name="T18" style:family="text">
      <style:text-properties style:font-name="Calibri1" fo:font-size="9pt" fo:font-weight="normal" officeooo:rsid="0074dcf1" style:font-size-asian="9pt" style:font-weight-asian="normal" style:font-name-complex="Century Gothic" style:font-size-complex="9pt" style:font-weight-complex="bold"/>
    </style:style>
    <style:style style:name="T19" style:family="text">
      <style:text-properties style:font-name="Calibri1" fo:font-size="9pt" fo:font-weight="normal" officeooo:rsid="005cb505" style:font-size-asian="9pt" style:font-weight-asian="normal" style:font-name-complex="Century Gothic" style:font-size-complex="9pt" style:font-weight-complex="bold"/>
    </style:style>
    <style:style style:name="T20" style:family="text">
      <style:text-properties style:font-name="Calibri1" fo:font-size="9pt" fo:font-weight="normal" officeooo:rsid="006b07dc" style:font-size-asian="9pt" style:font-weight-asian="normal" style:font-name-complex="Century Gothic" style:font-size-complex="9pt" style:font-weight-complex="bold"/>
    </style:style>
    <style:style style:name="T21" style:family="text">
      <style:text-properties style:font-name="Calibri1" fo:font-size="9pt" fo:font-weight="normal" officeooo:rsid="005e51dc" style:font-size-asian="9pt" style:font-weight-asian="normal" style:font-name-complex="Century Gothic" style:font-size-complex="9pt" style:font-weight-complex="bold"/>
    </style:style>
    <style:style style:name="T22" style:family="text">
      <style:text-properties style:font-name="Calibri1" fo:font-size="9pt" fo:font-weight="normal" officeooo:rsid="0060a51b" style:font-size-asian="9pt" style:font-weight-asian="normal" style:font-name-complex="Century Gothic" style:font-size-complex="9pt" style:font-weight-complex="bold"/>
    </style:style>
    <style:style style:name="T23" style:family="text">
      <style:text-properties style:font-name="Calibri1" fo:font-size="9pt" fo:font-weight="normal" officeooo:rsid="00afdef8" style:font-size-asian="9pt" style:font-weight-asian="normal" style:font-name-complex="Century Gothic" style:font-size-complex="9pt" style:font-weight-complex="bold"/>
    </style:style>
    <style:style style:name="T24" style:family="text">
      <style:text-properties style:font-name="Calibri1" fo:font-size="9pt" fo:font-weight="normal" officeooo:rsid="00b05dbb" style:font-size-asian="9pt" style:font-weight-asian="normal" style:font-name-complex="Century Gothic" style:font-size-complex="9pt" style:font-weight-complex="bold"/>
    </style:style>
    <style:style style:name="T25" style:family="text">
      <style:text-properties style:font-name="Calibri1" fo:font-size="9pt" fo:font-weight="normal" officeooo:rsid="001f6532" style:font-size-asian="9pt" style:font-weight-asian="normal" style:font-name-complex="Century Gothic" style:font-size-complex="9pt" style:font-weight-complex="bold"/>
    </style:style>
    <style:style style:name="T26" style:family="text">
      <style:text-properties style:font-name="Calibri1" fo:font-size="9pt" fo:font-weight="normal" officeooo:rsid="004b8706" style:font-size-asian="9pt" style:font-weight-asian="normal" style:font-name-complex="Century Gothic" style:font-size-complex="9pt"/>
    </style:style>
    <style:style style:name="T27" style:family="text">
      <style:text-properties style:font-name="Calibri1" fo:font-size="9pt" fo:font-weight="normal" officeooo:rsid="004c42a6" style:font-size-asian="9pt" style:font-weight-asian="normal" style:font-name-complex="Century Gothic" style:font-size-complex="9pt"/>
    </style:style>
    <style:style style:name="T28" style:family="text">
      <style:text-properties style:font-name="Calibri1" fo:font-size="9pt" fo:font-weight="normal" officeooo:rsid="00afdef8" style:font-size-asian="9pt" style:font-weight-asian="normal" style:font-name-complex="Century Gothic" style:font-size-complex="9pt"/>
    </style:style>
    <style:style style:name="T29" style:family="text">
      <style:text-properties style:font-name="Calibri1" fo:font-size="9pt" fo:font-weight="bold" officeooo:rsid="001f6532" style:font-size-asian="9pt" style:font-weight-asian="bold" style:font-name-complex="Century Gothic" style:font-size-complex="9pt" style:font-weight-complex="bold"/>
    </style:style>
    <style:style style:name="T30" style:family="text">
      <style:text-properties style:font-name="Calibri1" fo:font-size="9pt" fo:font-weight="bold" officeooo:rsid="005cb505" style:font-size-asian="9pt" style:font-weight-asian="bold" style:font-name-complex="Century Gothic" style:font-size-complex="9pt" style:font-weight-complex="bold"/>
    </style:style>
    <style:style style:name="T31" style:family="text">
      <style:text-properties style:font-name="Calibri1" fo:font-size="9pt" fo:font-weight="bold" officeooo:rsid="00afdef8" style:font-size-asian="9pt" style:font-weight-asian="bold" style:font-name-complex="Century Gothic" style:font-size-complex="9pt" style:font-weight-complex="bold"/>
    </style:style>
    <style:style style:name="T32" style:family="text">
      <style:text-properties style:font-name="Calibri1" fo:font-size="9pt" fo:font-style="italic" fo:font-weight="normal" officeooo:rsid="004b8706" style:font-size-asian="9pt" style:font-style-asian="italic" style:font-weight-asian="normal" style:font-name-complex="Century Gothic" style:font-size-complex="9pt" style:font-style-complex="italic"/>
    </style:style>
    <style:style style:name="T33" style:family="text">
      <style:text-properties style:font-name="Calibri1" fo:font-size="9pt" fo:font-style="italic" fo:font-weight="bold" officeooo:rsid="00afdef8" style:font-size-asian="9pt" style:font-style-asian="italic" style:font-weight-asian="bold" style:font-name-complex="Century Gothic" style:font-size-complex="9pt" style:font-style-complex="italic" style:font-weight-complex="bold"/>
    </style:style>
    <style:style style:name="T34" style:family="text">
      <style:text-properties officeooo:rsid="0029b489"/>
    </style:style>
    <style:style style:name="T35" style:family="text">
      <style:text-properties officeooo:rsid="002de46c"/>
    </style:style>
    <style:style style:name="T36" style:family="text">
      <style:text-properties officeooo:rsid="003359b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40b526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66184" style:font-weight-asian="bold" style:font-weight-complex="bold"/>
    </style:style>
    <style:style style:name="T42" style:family="text">
      <style:text-properties fo:font-weight="bold" officeooo:rsid="00995cad" style:font-weight-asian="bold" style:font-weight-complex="bold"/>
    </style:style>
    <style:style style:name="T43" style:family="text">
      <style:text-properties fo:font-weight="bold" officeooo:rsid="00a7a4ac" style:font-weight-asian="bold" style:font-weight-complex="bold"/>
    </style:style>
    <style:style style:name="T44" style:family="text">
      <style:text-properties fo:font-weight="bold" officeooo:rsid="0022f94d" style:font-weight-asian="bold"/>
    </style:style>
    <style:style style:name="T45" style:family="text">
      <style:text-properties fo:font-weight="bold" style:font-name-asian="Noto Sans CJK KR Regular" style:font-weight-asian="bold" style:font-name-complex="Noto Sans CJK KR Regular" style:font-weight-complex="bold"/>
    </style:style>
    <style:style style:name="T46" style:family="text">
      <style:text-properties fo:font-weight="bold" officeooo:rsid="0089b553" style:font-name-asian="Noto Sans CJK KR Regular" style:font-weight-asian="bold" style:font-name-complex="Noto Sans CJK KR Regular" style:font-weight-complex="bold"/>
    </style:style>
    <style:style style:name="T47" style:family="text">
      <style:text-properties fo:font-weight="bold" officeooo:rsid="0089e6cc" style:font-name-asian="Noto Sans CJK KR Regular" style:font-weight-asian="bold" style:font-name-complex="Noto Sans CJK KR Regular" style:font-weight-complex="bold"/>
    </style:style>
    <style:style style:name="T48" style:family="text">
      <style:text-properties fo:font-weight="bold" officeooo:rsid="008aec41" style:font-name-asian="Noto Sans CJK KR Regular" style:font-weight-asian="bold" style:font-name-complex="Noto Sans CJK KR Regular" style:font-weight-complex="bold"/>
    </style:style>
    <style:style style:name="T49" style:family="text">
      <style:text-properties fo:font-weight="bold" officeooo:rsid="00942bc2" style:font-name-asian="Noto Sans CJK KR Regular" style:font-weight-asian="bold" style:font-name-complex="Noto Sans CJK KR Regular" style:font-weight-complex="bold"/>
    </style:style>
    <style:style style:name="T50" style:family="text">
      <style:text-properties fo:font-weight="bold" officeooo:rsid="00830924" style:font-name-asian="Noto Sans CJK KR Regular" style:font-weight-asian="bold" style:font-name-complex="Noto Sans CJK KR Regular" style:font-weight-complex="bold"/>
    </style:style>
    <style:style style:name="T51" style:family="text">
      <style:text-properties fo:font-weight="bold" officeooo:rsid="007500bc" style:font-name-asian="Noto Sans CJK KR Regular" style:font-weight-asian="bold" style:font-name-complex="Noto Sans CJK KR Regular" style:font-weight-complex="bold"/>
    </style:style>
    <style:style style:name="T52" style:family="text">
      <style:text-properties fo:font-weight="bold" officeooo:rsid="00a9ba25" style:font-name-asian="Noto Sans CJK KR Regular" style:font-weight-asian="bold" style:font-name-complex="Noto Sans CJK KR Regular" style:font-weight-complex="bold"/>
    </style:style>
    <style:style style:name="T53" style:family="text">
      <style:text-properties fo:font-weight="bold" officeooo:rsid="00b16f77" style:font-name-asian="Noto Sans CJK KR Regular" style:font-weight-asian="bold" style:font-name-complex="Noto Sans CJK KR Regular" style:font-weight-complex="bold"/>
    </style:style>
    <style:style style:name="T54" style:family="text">
      <style:text-properties style:font-name-asian="Noto Sans CJK KR Regular" style:font-name-complex="Noto Sans CJK KR Regular"/>
    </style:style>
    <style:style style:name="T55" style:family="text">
      <style:text-properties officeooo:rsid="00830924" style:font-name-asian="Noto Sans CJK KR Regular" style:font-name-complex="Noto Sans CJK KR Regular"/>
    </style:style>
    <style:style style:name="T56" style:family="text">
      <style:text-properties officeooo:rsid="00266184"/>
    </style:style>
    <style:style style:name="T57" style:family="text">
      <style:text-properties officeooo:rsid="00aebcd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19">Alessandro Léo Kuntze</text:p>
                </table:table-cell>
                <table:table-cell table:style-name="Tabela2.A1" office:value-type="string">
                  <text:p text:style-name="P4"><text:span text:style-name="T2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2" office:value-type="string">
                  <text:p text:style-name="P13">Rua Nove de Março, 783, Apto. <text:span text:style-name="T34">54</text:span></text:p>
                  <text:p text:style-name="P13">Centro – Joinville – Santa Catarina</text:p>
                  <text:p text:style-name="P13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0"/>
                </table:table-cell>
                <table:table-cell table:style-name="Tabela2.B3" office:value-type="string">
                  <text:p text:style-name="P25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35">(</text:span>47) <text:span text:style-name="T36">9</text:span>9681-3833 Cel. TIM <text:s/></text:p>
                  <text:p text:style-name="P14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1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24"/>
                      </table:table-cell>
                      <table:table-cell table:style-name="Tabela5.A1" office:value-type="string">
                        <text:p text:style-name="P23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27"/>
                      </table:table-cell>
                      <table:table-cell table:style-name="Tabela5.A2" office:value-type="string">
                        <text:p text:style-name="P26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4"/>
                      </table:table-cell>
                      <table:table-cell table:style-name="Tabela5.A1" office:value-type="string">
                        <text:p text:style-name="P23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FORMAÇÃ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8"/>
            <text:p text:style-name="P1"><text:span text:style-name="T3">Área Profissional:</text:span><text:span text:style-name="T4"> <text:tab/>Tecnologia</text:span></text:p>
            <text:p text:style-name="P1"><text:span text:style-name="T3">Habilitação:</text:span><text:span text:style-name="T4"><text:tab/><text:tab/></text:span><text:span text:style-name="T5">Tecnólogo em Análise e Desenvolvimento de sistemas</text:span></text:p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FORMAÇÃO EDUCACIONAL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0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P56">Ensino Superior</text:p>
                </table:table-cell>
                <table:table-cell table:style-name="Tabela4.A1" office:value-type="string">
                  <text:p text:style-name="P58"><text:span text:style-name="T38">Junho</text:span>/201<text:span text:style-name="T38">9</text:span> - UNINTER - <text:span text:style-name="T37">Centro Universitário Internacional</text:span></text:p>
                  <text:p text:style-name="P50">Curso Superior de Tecnologia em Análise e Desenvolvimento de Sistemas</text:p>
                  <text:p text:style-name="P57">Titulação: <text:span text:style-name="T6">Tecnólogo em Análise e Desenvolvimento de Sistemas</text:span></text:p>
                </table:table-cell>
              </table:table-row>
            </table:table>
            <text:p text:style-name="P20"/>
            <table:table table:name="Tabela6" table:style-name="Tabela6">
              <table:table-column table:style-name="Tabela6.A"/>
              <table:table-column table:style-name="Tabela6.B"/>
              <table:table-row>
                <table:table-cell table:style-name="Tabela6.A1" office:value-type="string">
                  <text:p text:style-name="P20">Ensino Médio</text:p>
                </table:table-cell>
                <table:table-cell table:style-name="Tabela6.A1" office:value-type="string">
                  <text:p text:style-name="P51">Colégio Coração de Jesus - Florianópolis/SC</text:p>
                </table:table-cell>
              </table:table-row>
            </table:table>
            <text:p text:style-name="P20"/>
            <text:p text:style-name="P5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OBJETIVO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30"/>
            <text:p text:style-name="P31"><text:span text:style-name="T57">Busco <text:s/>oportunidade na </text:span>Área de desenvolvimento web, <text:span text:style-name="T57">tanto Back como Front-end e também desenvolver meus conhecimentos em banco de dados relacionais. Procuro um lugar onde eu possa me desenvolver profissinalmente e assim agregar valor a empresa para um crescimento mútuo.</text:span></text:p>
            <text:p text:style-name="P32"/>
          </table:table-cell>
        </table:table-row>
        <table:table-row table:style-name="Tabela1.1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EXPERIÊNCI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B2" office:value-type="string">
            <text:p text:style-name="P37"><text:span text:style-name="Posição"><text:span text:style-name="T31"/></text:span></text:p>
            <text:p text:style-name="P37"><text:span text:style-name="Posição"><text:span text:style-name="T31">Novembro/</text:span></text:span><text:span text:style-name="Posição"><text:span text:style-name="T30">20</text:span></text:span><text:span text:style-name="Posição"><text:span text:style-name="T31">21</text:span></text:span><text:span text:style-name="Posição"><text:span text:style-name="T30">- Até o momento. - </text:span></text:span><text:span text:style-name="Posição"><text:span text:style-name="T31">Projeto freelance para empresa GuardTI (</text:span></text:span><text:span text:style-name="Posição"><text:span text:style-name="T33">https://guardti.com.br/</text:span></text:span><text:span text:style-name="Posição"><text:span text:style-name="T31">)</text:span></text:span><text:span text:style-name="Posição"><text:span text:style-name="T30">.</text:span></text:span></text:p>
            <text:p text:style-name="P37"><text:span text:style-name="Posição"><text:span text:style-name="T15"><text:tab/></text:span></text:span><text:span text:style-name="Posição"><text:span text:style-name="T28">Desenvolvimento de um sistema para automatizar processos de escaneamento de rede, a fim de gerar um diagnóstico do real estado da mesma, verificando possíveis vulnerabilidades e ataques cibernéticos.</text:span></text:span><text:span text:style-name="Posição"><text:span text:style-name="T16">.</text:span></text:span></text:p>
            <text:list xml:id="list2113988618" text:style-name="L1">
              <text:list-item>
                <text:list>
                  <text:list-item>
                    <text:p text:style-name="P35"><text:span text:style-name="Posição"><text:span text:style-name="T19">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6"><text:span text:style-name="Posição"><text:span text:style-name="T19"><text:s/>PHP </text:span></text:span><text:span text:style-name="Posição"><text:span text:style-name="T23">8</text:span></text:span><text:span text:style-name="Posição"><text:span text:style-name="T19">.</text:span></text:span><text:span text:style-name="Posição"><text:span text:style-name="T23">0</text:span></text:span><text:span text:style-name="Posição"><text:span text:style-name="T19">, </text:span></text:span></text:p>
                      </text:list-item>
                      <text:list-item>
                        <text:p text:style-name="P36"><text:span text:style-name="Posição"><text:span text:style-name="T24">Laravel 8</text:span></text:span></text:p>
                      </text:list-item>
                      <text:list-item>
                        <text:p text:style-name="P36"><text:span text:style-name="Posição"><text:span text:style-name="T24">B</text:span></text:span><text:span text:style-name="Posição"><text:span text:style-name="T19">anco de dados MySQL/MariaDB</text:span></text:span></text:p>
                      </text:list-item>
                      <text:list-item>
                        <text:p text:style-name="P36"><text:span text:style-name="Posição"><text:span text:style-name="T24">S</text:span></text:span><text:span text:style-name="Posição"><text:span text:style-name="T19">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</text:span></text:span></text:p>
                      </text:list-item>
                      <text:list-item>
                        <text:p text:style-name="P36"><text:span text:style-name="Posição"><text:span text:style-name="T24">S</text:span></text:span><text:span text:style-name="Posição"><text:span text:style-name="T21">istema operacional Linux Kubuntu 16.04</text:span></text:span></text:p>
                      </text:list-item>
                      <text:list-item>
                        <text:p text:style-name="P36"><text:span text:style-name="Posição"><text:span text:style-name="T24">T</text:span></text:span><text:span text:style-name="Posição"><text:span text:style-name="T22">emplate AdminLTE </text:span></text:span><text:span text:style-name="Posição"><text:span text:style-name="T24">3.2, </text:span></text:span><text:span text:style-name="Posição"><text:span text:style-name="T22">para criar todo o ambiente. Este template é formado com Bootstrap na versão 4.0</text:span></text:span></text:p>
                      </text:list-item>
                      <text:list-item>
                        <text:p text:style-name="P36"><text:span text:style-name="Posição"><text:span text:style-name="T22">HTML 5.0 e CSS 3.0</text:span></text:span></text:p>
                      </text:list-item>
                      <text:list-item>
                        <text:p text:style-name="P36"><text:span text:style-name="Posição"><text:span text:style-name="T24">Versionamento de código com Git e uso de repositório privado no GitLab.</text:span>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Posição"><text:span text:style-name="T30"/></text:span></text:p>
            <text:p text:style-name="P3"><text:span text:style-name="Posição"><text:span text:style-name="T30">2007- Até o momento. - Orto Kuntze Laboratório de Prótese Odontológica.</text:span></text:span></text:p>
            <text:p text:style-name="P3"><text:span text:style-name="Posição"><text:span text:style-name="T15"><text:tab/></text:span></text:span><text:span text:style-name="Posição"><text:span text:style-name="T16">Sócio proprietário do laboratório de prótese odontológica Orto Kuntze.</text:span></text:span></text:p>
            <text:list xml:id="list211633432070376" text:continue-numbering="true" text:style-name="L1">
              <text:list-item>
                <text:list>
                  <text:list-item>
                    <text:p text:style-name="P33"><text:span text:style-name="Posição"><text:span text:style-name="T17">A</text:span></text:span><text:span text:style-name="Posição"><text:span text:style-name="T18">rquitetura, a</text:span></text:span><text:span text:style-name="Posição"><text:span text:style-name="T17">nálise e desenvolvimento do ERP </text:span></text:span><text:span text:style-name="Posição"><text:span text:style-name="T19">para o </text:span></text:span><text:span text:style-name="Posição"><text:span text:style-name="T17">laboratório</text:span></text:span><text:span text:style-name="Posição"><text:span text:style-name="T19">. Para isso utiliza</text:span></text:span><text:span text:style-name="Posição"><text:span text:style-name="T20">ndo</text:span></text:span><text:span text:style-name="Posição"><text:span text:style-name="T19"> as tecnologias:</text:span></text:span></text:p>
                    <text:list>
                      <text:list-item>
                        <text:p text:style-name="P33"><text:span text:style-name="Posição"><text:span text:style-name="T19"><text:s/>PHP 7.4, banco de dados MySQL/MariaDB, rodando em servidor </text:span></text:span><text:span text:style-name="Posição"><text:span text:style-name="T21">web </text:span></text:span><text:span text:style-name="Posição"><text:span text:style-name="T19">Apache </text:span></text:span><text:span text:style-name="Posição"><text:span text:style-name="T21">2,0 no sistema operacional Linux Kubuntu 16.04. </text:span></text:span><text:span text:style-name="Posição"><text:span text:style-name="T22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Posição"><text:span text:style-name="T22"/></text:span></text:p>
            <text:p text:style-name="P1"><text:span text:style-name="Posição"><text:span text:style-name="T29">2002-2006 – KM Education (Florianópolis): </text:span></text:span></text:p>
            <text:p text:style-name="P1"><text:span text:style-name="Posição"><text:span text:style-name="T15"><text:tab/>Programador; Desenvolvendo tecnologias para ambientes corporativos, utilizando a linguagem PHP com acesso a banco de dados (MySQL, Oracle, Postgree). </text:span></text:span></text:p>
            <text:list xml:id="list211634320049894" text:continue-numbering="true" text:style-name="L1">
              <text:list-item>
                <text:list>
                  <text:list-item>
                    <text:p text:style-name="P34"><text:span text:style-name="Posição"><text:span text:style-name="T26">Um dos principais trabalhos </text:span></text:span><text:span text:style-name="Posição"><text:span text:style-name="T27">foi</text:span></text:span><text:span text:style-name="Posição"><text:span text:style-name="T26"> o desenvolvimento do Ambiente Virtual de Aprendizagem para o Ministério das Cidades no projeto “</text:span></text:span><text:span text:style-name="Posição"><text:span text:style-name="T32">Capacitação em Mapeamento e <text:s/>Gerenciamento de Risco</text:span></text:span><text:span text:style-name="Posição"><text:span text:style-name="T26">”.</text:span></text:span></text:p>
                  </text:list-item>
                </text:list>
              </text:list-item>
            </text:list>
            <text:p text:style-name="P7"><text:soft-page-break/><text:span text:style-name="Posição"><text:span text:style-name="T26"/></text:span></text:p>
            <text:p text:style-name="P1"><text:span text:style-name="Posição"><text:span text:style-name="T29">2002 – EDS do Brasil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Desenvolvimento de sistema de ERP, baseado na linguagem ASP com banco de dados Oracle.</text:span></text:span></text:p>
            <text:p text:style-name="P1"><text:span text:style-name="Posição"><text:span text:style-name="T15"><text:tab/>Desenvolvimento de um ERP da empresa GM em ASP com banco de dados Oracle.</text:span></text:span></text:p>
            <text:p text:style-name="P1"><text:span text:style-name="Posição"><text:span text:style-name="T15"/></text:span></text:p>
            <text:p text:style-name="P1"><text:span text:style-name="Posição"><text:span text:style-name="T29">2000-2002 – Gincana Premiada Entretenimentos Ltda. (Florianópolis):</text:span></text:span><text:span text:style-name="Posição"><text:span text:style-name="T15"> </text:span></text:span></text:p>
            <text:p text:style-name="P1"><text:span text:style-name="Posição"><text:span text:style-name="T15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1"><text:span text:style-name="Posição"><text:span text:style-name="T15"><text:tab/>Desenvolvimento do ERP da empresa em Delphi.</text:span></text:span></text:p>
            <text:p text:style-name="P1"><text:span text:style-name="Posição"><text:span text:style-name="T15"><text:tab/>Primeiros contatos com a linguagem WEB ASP e banco de dados MS SQL Server 2000.</text:span></text:span></text:p>
            <text:p text:style-name="P1"><text:span text:style-name="Posição"><text:span text:style-name="T15"/></text:span></text:p>
            <text:p text:style-name="P69"><text:span text:style-name="Posição"><text:span text:style-name="T29"/></text:span>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7">LICENÇAS E CERTIFICADOS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B2" office:value-type="string">
            <text:list xml:id="list3509831260" text:style-name="L2">
              <text:list-header>
                <text:p text:style-name="P38"/>
              </text:list-header>
              <text:list-item>
                <text:p text:style-name="P41">Curso <text:span text:style-name="T41">“</text:span><text:span text:style-name="T42"> Curso Rápido de Integração Contínua com o GitLab</text:span><text:span text:style-name="T41">”</text:span><text:span text:style-name="T56"> - </text:span><text:span text:style-name="T43">UDEMY</text:span><text:span text:style-name="T56"> (19/12/2021 – Carga horária de 1 hora)</text:span> </text:p>
              </text:list-item>
              <text:list-item>
                <text:p text:style-name="P42"><text:span text:style-name="T56">Curso </text:span><text:span text:style-name="T41">“</text:span><text:span text:style-name="T42">Ambiente Local com Docker</text:span><text:span text:style-name="T41">”</text:span><text:span text:style-name="T56"> - </text:span><text:span text:style-name="T41">UpInside</text:span><text:span text:style-name="T56"> (27/09/2021 – Carga horária de 10 horas)</text:span></text:p>
              </text:list-item>
              <text:list-item>
                <text:p text:style-name="P42"><text:span text:style-name="T56">Curso </text:span><text:span text:style-name="T41">“Git Workflow”</text:span><text:span text:style-name="T56"> - </text:span><text:span text:style-name="T41">UpInside</text:span><text:span text:style-name="T56"> (30/05/2021 – Carga horária de 15 horas)</text:span></text:p>
              </text:list-item>
              <text:list-item>
                <text:p text:style-name="P43"><text:span text:style-name="T56">Curso </text:span><text:span text:style-name="T41">“Composer na Prática”</text:span><text:span text:style-name="T56"> - </text:span><text:span text:style-name="T41">UpInside</text:span><text:span text:style-name="T56"> (10/05/2021 – Carga horária de 10 horas)</text:span></text:p>
              </text:list-item>
              <text:list-item>
                <text:p text:style-name="P44"><text:span text:style-name="T56">Curso </text:span><text:span text:style-name="T41">“DevTools Essentials”</text:span><text:span text:style-name="T56"> - </text:span><text:span text:style-name="T41">UpInside</text:span><text:span text:style-name="T56"> (27/03/2021 – Carga horária de 15 horas)</text:span></text:p>
              </text:list-item>
              <text:list-item>
                <text:p text:style-name="P45"><text:span text:style-name="T56">Curso </text:span><text:span text:style-name="T41">“Curso Completo de Expressões Regulares”</text:span><text:span text:style-name="T56"> - </text:span><text:span text:style-name="T41">UDEMY</text:span><text:span text:style-name="T56"> (01/03/2021 – Carga horária de 3,5 horas)</text:span></text:p>
              </text:list-item>
              <text:list-item>
                <text:p text:style-name="P46"><text:span text:style-name="T56">C</text:span>urso <text:span text:style-name="T40">“Aprendendo terminal Linux pondo a mão na massa!”</text:span> - <text:span text:style-name="T40">UDEMY</text:span> (21/06/2019 – Carga horária de 2,5 horas)</text:p>
              </text:list-item>
              <text:list-item>
                <text:p text:style-name="P47"><text:span text:style-name="T56">C</text:span>urso <text:span text:style-name="T40">“ShellScript do Iniciante ao Avançado”</text:span> – <text:span text:style-name="T40">UDEMY</text:span> (16/06/2019 – Carga horária de 4,5 horas)</text:p>
              </text:list-item>
              <text:list-item>
                <text:p text:style-name="P48"><text:span text:style-name="T56">Curso </text:span><text:span text:style-name="T41">“Introdução a Linguagem Pyton”</text:span><text:span text:style-name="T56"> – Curso gratuito pela </text:span><text:span text:style-name="T41">UDEMY</text:span><text:span text:style-name="T56"> (19/05/2019 – Carga horária de 2 horas);</text:span></text:p>
              </text:list-item>
              <text:list-item>
                <text:p text:style-name="P49">Curso <text:span text:style-name="T40">“Oracle 10G”</text:span> – <text:span text:style-name="T40">Instituto Politécnico de Ensino a Distância IPED</text:span> (15/06/2014 – 14/07/2014 – Carga horária 100 horas);</text:p>
              </text:list-item>
            </text:list>
            <text:p text:style-name="P21"/>
            <text:list xml:id="list2477338346" text:style-name="L3">
              <text:list-item>
                <text:p text:style-name="P52"><text:span text:style-name="T10">V</text:span><text:span text:style-name="T9">enho me atualizando através de graduação finalizada em 2019 e cursos on-line na Udemy Academy </text:span><text:span text:style-name="T11">e UpInside Treinamentos</text:span><text:span text:style-name="T9">.</text:span></text:p>
              </text:list-item>
            </text:list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ATIVIDADES ADICIONAI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9"/>
            <text:list xml:id="list3933945522" text:style-name="WWNum1">
              <text:list-item>
                <text:p text:style-name="P78"><text:span text:style-name="T44">Desenvolvimento de módulos administrativos para o gerenciamento de sites</text:span><text:span text:style-name="T39">.</text:span></text:p>
              </text:list-item>
              <text:list-item>
                <text:p text:style-name="P79">Construção e manutenção de banco de dados.</text:p>
              </text:list-item>
              <text:list-item>
                <text:p text:style-name="P78"><text:span text:style-name="T44">Desenvolvimento de sistema de mala direta para envio de e-mails promocionais</text:span><text:span text:style-name="T39">.</text:span></text:p>
              </text:list-item>
            </text:list>
            <text:p text:style-name="P29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6">OUTRAS INFORMAÇÕES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list xml:id="list1660163995" text:style-name="L4">
              <text:list-header>
                <text:p text:style-name="P39"/>
              </text:list-header>
              <text:list-item>
                <text:p text:style-name="P53"><text:span text:style-name="T12">Sistema Operacional </text:span><text:span text:style-name="T13">LINUX </text:span><text:span text:style-name="T7">.</text:span></text:p>
              </text:list-item>
              <text:list-item>
                <text:p text:style-name="P54"><text:span text:style-name="T9">V</text:span><text:span text:style-name="T8">oluntário ADRA Internacional </text:span><text:span text:style-name="T14">.</text:span></text:p>
                <text:p text:style-name="P40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18">CONHECIMENTO</text:p>
          </table:table-cell>
        </table:table-row>
        <table:table-row table:style-name="Tabela1.1">
          <table:table-cell table:style-name="Tabela1.A1" office:value-type="string">
            <text:p text:style-name="P1"/>
            <text:p text:style-name="P1"/>
          </table:table-cell>
          <table:table-cell table:style-name="Tabela1.B2" office:value-type="string"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P28"/>
                  <text:list xml:id="list2508781455" text:style-name="L5">
                    <text:list-item>
                      <text:p text:style-name="P64"><text:span text:style-name="T49">Linux (Ubuntu, Mint, Debian)</text:span><text:span text:style-name="T55"><text:tab/>★★★★☆</text:span></text:p>
                    </text:list-item>
                    <text:list-item>
                      <text:p text:style-name="P74"><text:span text:style-name="T49">Microsoft Windows</text:span><text:span text:style-name="T55"><text:tab/><text:tab/>★★★☆☆ </text:span></text:p>
                    </text:list-item>
                    <text:list-item>
                      <text:p text:style-name="P59"><text:span text:style-name="T48">HTML5<text:tab/><text:tab/><text:tab/><text:tab/></text:span><text:span text:style-name="T50">★★★☆☆</text:span></text:p>
                    </text:list-item>
                    <text:list-item>
                      <text:p text:style-name="P59"><text:span text:style-name="T48">CSS3<text:tab/></text:span><text:span text:style-name="T55"><text:tab/><text:tab/><text:tab/>★★★☆☆</text:span></text:p>
                    </text:list-item>
                    <text:list-item>
                      <text:p text:style-name="P59"><text:span text:style-name="T50">Jquery</text:span><text:span text:style-name="T55"><text:tab/><text:tab/><text:tab/><text:tab/>★★☆☆☆</text:span></text:p>
                    </text:list-item>
                    <text:list-item>
                      <text:p text:style-name="P70">Bootstrap<text:tab/><text:tab/><text:tab/>★★☆☆☆</text:p>
                    </text:list-item>
                    <text:list-item>
                      <text:p text:style-name="P60"><text:span text:style-name="T46">Composer</text:span><text:span text:style-name="T54"><text:tab/><text:tab/><text:tab/></text:span><text:span text:style-name="T55">★★☆☆☆</text:span></text:p>
                    </text:list-item>
                    <text:list-item>
                      <text:p text:style-name="P66"><text:span text:style-name="T50">D</text:span><text:span text:style-name="T45">ocker</text:span><text:span text:style-name="T54"><text:tab/><text:tab/><text:tab/><text:tab/></text:span><text:span text:style-name="T55">★★☆☆☆</text:span></text:p>
                    </text:list-item>
                    <text:list-item>
                      <text:p text:style-name="P65"><text:span text:style-name="T47">Git/GitHub</text:span><text:span text:style-name="T54"><text:tab/><text:tab/><text:tab/></text:span><text:span text:style-name="T55">★★★☆☆</text:span></text:p>
                    </text:list-item>
                    <text:list-item>
                      <text:p text:style-name="P62"><text:span text:style-name="T48">Apache 2.2<text:tab/><text:tab/><text:tab/></text:span><text:span text:style-name="T50">★★★★☆</text:span></text:p>
                    </text:list-item>
                    <text:list-item>
                      <text:p text:style-name="P62"><text:span text:style-name="T45">PHP 5, </text:span><text:span text:style-name="T53">6, 7, 8</text:span><text:span text:style-name="T50"><text:tab/><text:tab/><text:tab/>★★★★☆</text:span></text:p>
                    </text:list-item>
                    <text:list-item>
                      <text:p text:style-name="P67"><text:span text:style-name="T45">SQL Server<text:tab/><text:tab/><text:tab/>★★★☆☆</text:span></text:p>
                    </text:list-item>
                    <text:list-item>
                      <text:p text:style-name="P61"><text:span text:style-name="T45">Oracle 8 e 9</text:span><text:span text:style-name="T50"><text:tab/><text:tab/><text:tab/>★★★☆☆</text:span></text:p>
                    </text:list-item>
                    <text:list-item>
                      <text:p text:style-name="P61"><text:span text:style-name="T45">MySQL/MariaDB<text:tab/><text:tab/><text:tab/></text:span><text:span text:style-name="T50">★★★☆☆</text:span></text:p>
                    </text:list-item>
                    <text:list-item>
                      <text:p text:style-name="P71">PostgreSQL<text:tab/><text:tab/><text:tab/>★★★☆☆</text:p>
                    </text:list-item>
                    <text:list-item>
                      <text:p text:style-name="P63"><text:span text:style-name="T51">Microsoft ASP<text:tab/><text:tab/><text:tab/></text:span><text:span text:style-name="T50">★★★☆☆</text:span></text:p>
                      <text:p text:style-name="P71"/>
                    </text:list-item>
                  </text:list>
                </table:table-cell>
                <table:table-cell table:style-name="Tabela3.A1" office:value-type="string">
                  <text:p text:style-name="P75"/>
                  <text:list xml:id="list211633807592259" text:continue-numbering="true" text:style-name="L5">
                    <text:list-item>
                      <text:p text:style-name="P65"><text:span text:style-name="T52">GitLab</text:span><text:span text:style-name="T55"><text:tab/><text:tab/><text:tab/><text:tab/>★★★☆☆</text:span></text:p>
                    </text:list-item>
                    <text:list-item>
                      <text:p text:style-name="P68"><text:span text:style-name="T55">L</text:span><text:span text:style-name="T54">aravel 8<text:tab/><text:tab/><text:tab/><text:tab/></text:span><text:span text:style-name="T55">★★★☆☆</text:span></text:p>
                    </text:list-item>
                  </text:list>
                  <text:p text:style-name="P77"/>
                </table:table-cell>
              </table:table-row>
              <table:table-row>
                <table:table-cell table:style-name="Tabela3.A1" office:value-type="string">
                  <text:p text:style-name="P28"/>
                  <text:p text:style-name="P72"/>
                </table:table-cell>
                <table:table-cell table:style-name="Tabela3.A1" office:value-type="string">
                  <text:p text:style-name="P75"/>
                  <text:p text:style-name="P73"/>
                  <text:p text:style-name="P73"/>
                  <text:p text:style-name="P73"/>
                  <text:p text:style-name="P73"/>
                  <text:p text:style-name="P73"/>
                  <text:p text:style-name="P73"/>
                  <text:p text:style-name="P73"/>
                </table:table-cell>
              </table:table-row>
            </table:table>
            <text:p text:style-name="P9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CJK KR Regular" svg:font-family="'Noto Sans CJK KR Regular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2-03-26T21:16:32.529822415</dc:date>
    <meta:editing-cycles>192</meta:editing-cycles>
    <meta:editing-duration>PT14H52M39S</meta:editing-duration>
    <meta:generator>LibreOffice/6.2.8.2$Linux_X86_64 LibreOffice_project/20$Build-2</meta:generator>
    <meta:document-statistic meta:table-count="6" meta:image-count="4" meta:object-count="0" meta:page-count="2" meta:paragraph-count="87" meta:word-count="732" meta:character-count="4908" meta:non-whitespace-character-count="4226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